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20.103cm" svg:y="8.5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886cm" svg:height="6.455cm" svg:x="12.776cm" svg:y="0.903cm">
            <draw:object draw:notify-on-update-of-ranges="Sheet1.A1:Sheet1.A5 Sheet1.B1:Sheet1.B5 Sheet1.A1:Sheet1.A5 Sheet1.C1:Sheet1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756cm" svg:height="7.252cm" svg:x="12.997cm" svg:y="7.489cm">
            <draw:object draw:notify-on-update-of-ranges="Sheet1.A8:Sheet1.A12 Sheet1.B8:Sheet1.B12 Sheet1.A8:Sheet1.A12 Sheet1.C8:Sheet1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5.711cm" svg:x="10.682cm" svg:y="15.059cm">
            <draw:object draw:notify-on-update-of-ranges="Sheet1.A15:Sheet1.A20 Sheet1.B15:Sheet1.B20 Sheet1.A15:Sheet1.A20 Sheet1.C15:Sheet1.C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49806" calcext:value-type="float">
            <text:p>0.49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500052" calcext:value-type="float">
            <text:p>0.5000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499948" calcext:value-type="float">
            <text:p>0.4999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500052" calcext:value-type="float">
            <text:p>0.50005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.993559" calcext:value-type="float">
            <text:p>1.993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.999584" calcext:value-type="float">
            <text:p>1.9995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.999584" calcext:value-type="float">
            <text:p>1.999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1:26:13.387529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14.881277487</meta:creation-date>
    <meta:generator>LibreOffice/6.4.7.2$Linux_X86_64 LibreOffice_project/40$Build-2</meta:generator>
    <dc:date>2022-09-26T11:27:31.326040336</dc:date>
    <meta:editing-duration>PT19M23S</meta:editing-duration>
    <meta:editing-cycles>8</meta:editing-cycles>
    <meta:document-statistic meta:table-count="1" meta:cell-count="4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0cm" svg:y="0cm" style:legend-expansion="high" chart:style-name="ch2"/>
        <chart:plot-area chart:style-name="ch3" svg:x="0.319cm" svg:y="0.18cm" svg:width="15.15cm" svg:height="8.646cm">
          <chartooo:coordinate-region svg:x="0.94cm" svg:y="0.379cm" svg:width="14.529cm" svg:height="8.248cm"/>
          <chart:axis chart:dimension="x" chart:name="primary-x" chart:style-name="ch4"/>
          <chart:axis chart:dimension="y" chart:name="primary-y" chart:style-name="ch4">
            <chart:grid chart:style-name="ch5" chart:class="min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87cm" svg:height="6.456cm" xlink:href=".." xlink:type="simple" chart:class="chart:scatter" chart:style-name="ch1">
        <chart:legend chart:legend-position="end" svg:x="10.035cm" svg:y="2.68cm" style:legend-expansion="high" chart:style-name="ch2"/>
        <chart:plot-area chart:style-name="ch3" table:cell-range-address="Sheet1.A1:Sheet1.C5" svg:x="0.257cm" svg:y="0.129cm" svg:width="9.521cm" svg:height="6.198cm">
          <chartooo:coordinate-region svg:x="0.984cm" svg:y="0.328cm" svg:width="8.607cm" svg:height="5.3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series chart:style-name="ch7" chart:values-cell-range-address="Sheet1.C1:Sheet1.C5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5</svg:desc>
                </draw:g>
              </table:table-cell>
              <table:table-cell office:value-type="float" office:value="0">
                <text:p>0</text:p>
                <draw:g>
                  <svg:desc>Sheet1.B1:Sheet1.B5</svg:desc>
                </draw:g>
              </table:table-cell>
              <table:table-cell office:value-type="float" office:value="0">
                <text:p>0</text:p>
                <draw:g>
                  <svg:desc>Sheet1.C1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57cm" svg:height="7.253cm" xlink:href=".." xlink:type="simple" chart:class="chart:scatter" chart:style-name="ch1">
        <chart:legend chart:legend-position="end" svg:x="8.905cm" svg:y="3.078cm" style:legend-expansion="high" chart:style-name="ch2"/>
        <chart:plot-area chart:style-name="ch3" table:cell-range-address="Sheet1.A8:Sheet1.C12" svg:x="0.235cm" svg:y="0.145cm" svg:width="8.435cm" svg:height="6.963cm">
          <chartooo:coordinate-region svg:x="1.518cm" svg:y="0.344cm" svg:width="6.965cm" svg:height="6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12" chart:class="chart:scatter">
            <chart:domain table:cell-range-address="Sheet1.A8:Sheet1.A12"/>
            <chart:data-point chart:repeated="5"/>
          </chart:series>
          <chart:series chart:style-name="ch7" chart:values-cell-range-address="Sheet1.C8:Sheet1.C12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8:Sheet1.A12</svg:desc>
                </draw:g>
              </table:table-cell>
              <table:table-cell office:value-type="float" office:value="0.49806">
                <text:p>0.49806</text:p>
                <draw:g>
                  <svg:desc>Sheet1.B8:Sheet1.B12</svg:desc>
                </draw:g>
              </table:table-cell>
              <table:table-cell office:value-type="float" office:value="0.49806">
                <text:p>0.49806</text:p>
                <draw:g>
                  <svg:desc>Sheet1.C8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500052">
                <text:p>0.500052</text:p>
              </table:table-cell>
              <table:table-cell office:value-type="float" office:value="0.500052">
                <text:p>0.50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99948">
                <text:p>0.499948</text:p>
              </table:table-cell>
              <table:table-cell office:value-type="float" office:value="0.499948">
                <text:p>0.49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00052">
                <text:p>0.500052</text:p>
              </table:table-cell>
              <table:table-cell office:value-type="float" office:value="0.500052">
                <text:p>0.500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5.712cm" xlink:href=".." xlink:type="simple" chart:class="chart:scatter" chart:style-name="ch1">
        <chart:legend chart:legend-position="end" svg:x="13.146cm" svg:y="2.308cm" style:legend-expansion="high" chart:style-name="ch2"/>
        <chart:plot-area chart:style-name="ch3" table:cell-range-address="Sheet1.A15:Sheet1.C20" svg:x="1.917cm" svg:y="0.195cm" svg:width="12.506cm" svg:height="5.791cm">
          <chartooo:coordinate-region svg:x="2.644cm" svg:y="0.394cm" svg:width="11.592cm" svg:height="4.9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20" chart:class="chart:scatter">
            <chart:domain table:cell-range-address="Sheet1.A15:Sheet1.A20"/>
            <chart:data-point chart:repeated="6"/>
          </chart:series>
          <chart:series chart:style-name="ch7" chart:values-cell-range-address="Sheet1.C15:Sheet1.C20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5:Sheet1.A20</svg:desc>
                </draw:g>
              </table:table-cell>
              <table:table-cell office:value-type="float" office:value="1.993559">
                <text:p>1.993559</text:p>
                <draw:g>
                  <svg:desc>Sheet1.B15:Sheet1.B20</svg:desc>
                </draw:g>
              </table:table-cell>
              <table:table-cell office:value-type="float" office:value="1.993559">
                <text:p>1.993559</text:p>
                <draw:g>
                  <svg:desc>Sheet1.C15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999584">
                <text:p>1.999584</text:p>
              </table:table-cell>
              <table:table-cell office:value-type="float" office:value="1.999584">
                <text:p>1.999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999584">
                <text:p>1.999584</text:p>
              </table:table-cell>
              <table:table-cell office:value-type="float" office:value="1.999584">
                <text:p>1.999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